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5000000225FE0327BC2DBD4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ohit Bengali" officeooo:rsid="000c7a50" officeooo:paragraph-rsid="000c7a50"/>
    </style:style>
    <style:style style:name="P2" style:family="paragraph" style:parent-style-name="Standard">
      <style:text-properties style:font-name="Lohit Bengali" officeooo:paragraph-rsid="000c7a50"/>
    </style:style>
    <style:style style:name="P3" style:family="paragraph" style:parent-style-name="Standard">
      <style:text-properties fo:font-variant="normal" fo:text-transform="none" style:font-name="Open Sans" fo:font-size="13.5pt" fo:letter-spacing="normal" fo:font-style="normal" fo:font-weight="normal" officeooo:rsid="000c7a50" officeooo:paragraph-rsid="000c7a50"/>
    </style:style>
    <style:style style:name="P4" style:family="paragraph" style:parent-style-name="Standard">
      <style:text-properties fo:font-variant="normal" fo:text-transform="none" style:font-name="Open Sans" fo:font-size="13.5pt" fo:letter-spacing="normal" fo:font-style="normal" fo:font-weight="normal" officeooo:rsid="000e5e18" officeooo:paragraph-rsid="000e5e18"/>
    </style:style>
    <style:style style:name="P5" style:family="paragraph" style:parent-style-name="Standard">
      <style:text-properties officeooo:paragraph-rsid="000e5e18"/>
    </style:style>
    <style:style style:name="P6" style:family="paragraph" style:parent-style-name="Standard">
      <style:text-properties style:font-name="Lohit Bengali" officeooo:paragraph-rsid="000e5e18" loext:padding="0.049cm" loext:border="0.06pt solid #e5e7eb"/>
    </style:style>
    <style:style style:name="P7" style:family="paragraph" style:parent-style-name="Standard">
      <style:text-properties style:font-name="Lohit Bengali" officeooo:rsid="000eb3ab" officeooo:paragraph-rsid="000eb3ab" loext:padding="0.049cm" loext:border="0.06pt solid #e5e7eb"/>
    </style:style>
    <style:style style:name="P8" style:family="paragraph" style:parent-style-name="Standard">
      <style:text-properties style:font-name="Lohit Bengali" officeooo:rsid="000c7a50" officeooo:paragraph-rsid="000c7a50"/>
    </style:style>
    <style:style style:name="P9" style:family="paragraph" style:parent-style-name="Standard">
      <style:text-properties style:font-name="Lohit Bengali" officeooo:rsid="0013e752" officeooo:paragraph-rsid="0013e752" loext:padding="0.049cm" loext:border="0.06pt solid #e5e7eb"/>
    </style:style>
    <style:style style:name="P10" style:family="paragraph" style:parent-style-name="Text_20_body">
      <style:text-properties style:font-name="Lohit Bengali" officeooo:rsid="000c7a50" officeooo:paragraph-rsid="0010af58"/>
    </style:style>
    <style:style style:name="P11" style:family="paragraph" style:parent-style-name="Text_20_body">
      <style:text-properties style:font-name="Lohit Bengali" officeooo:rsid="0013e752" officeooo:paragraph-rsid="0013e752" loext:padding="0.049cm" loext:border="0.06pt solid #e5e7eb"/>
    </style:style>
    <style:style style:name="P12" style:family="paragraph" style:parent-style-name="Text_20_body">
      <style:paragraph-properties fo:padding="0.049cm" fo:border="0.06pt solid #e5e7eb"/>
      <style:text-properties style:font-name="Lohit Bengali" loext:padding="0.049cm" loext:border="0.06pt solid #e5e7eb"/>
    </style:style>
    <style:style style:name="T1" style:family="text">
      <style:text-properties officeooo:rsid="000c7a50"/>
    </style:style>
    <style:style style:name="T2" style:family="text">
      <style:text-properties fo:font-variant="normal" fo:text-transform="none" style:font-name="Open Sans" fo:font-size="13.5pt" fo:letter-spacing="normal" fo:font-style="normal" fo:font-weight="normal" officeooo:rsid="000c7a50"/>
    </style:style>
    <style:style style:name="T3" style:family="text">
      <style:text-properties fo:font-variant="normal" fo:text-transform="none" style:font-name="Open Sans" fo:font-size="13.5pt" fo:letter-spacing="normal" fo:font-style="normal" fo:font-weight="normal" officeooo:rsid="000d38c2"/>
    </style:style>
    <style:style style:name="T4" style:family="text">
      <style:text-properties fo:font-variant="normal" fo:text-transform="none" style:font-name="Open Sans" fo:font-size="13.5pt" fo:letter-spacing="normal" fo:font-style="normal" fo:font-weight="normal" officeooo:rsid="000e5e18"/>
    </style:style>
    <style:style style:name="T5" style:family="text">
      <style:text-properties officeooo:rsid="000d38c2"/>
    </style:style>
    <style:style style:name="T6" style:family="text">
      <style:text-properties loext:padding="0.049cm" loext:border="0.06pt solid #e5e7eb"/>
    </style:style>
    <style:style style:name="T7" style:family="text">
      <style:text-properties style:font-name="Lohit Bengali" loext:padding="0.049cm" loext:border="0.06pt solid #e5e7eb"/>
    </style:style>
    <style:style style:name="T8" style:family="text">
      <style:text-properties style:font-name="Lohit Bengali" officeooo:rsid="000e5e18" loext:padding="0.049cm" loext:border="0.06pt solid #e5e7eb"/>
    </style:style>
    <style:style style:name="T9" style:family="text">
      <style:text-properties style:font-name="Lohit Bengali" officeooo:rsid="0013e752" loext:padding="0.049cm" loext:border="0.06pt solid #e5e7eb"/>
    </style:style>
    <style:style style:name="T10" style:family="text">
      <style:text-properties officeooo:rsid="0010af58"/>
    </style:style>
    <style:style style:name="T11" style:family="text">
      <style:text-properties officeooo:rsid="0010af58" loext:padding="0.049cm" loext:border="0.06pt solid #e5e7eb"/>
    </style:style>
    <style:style style:name="T12" style:family="text">
      <style:text-properties style:font-name="Liberation Mono" officeooo:rsid="0010af58" style:font-name-asian="Noto Sans Mono CJK SC" style:font-name-complex="Liberation Mono" loext:padding="0.049cm" loext:border="0.06pt solid #e5e7eb"/>
    </style:style>
    <style:style style:name="T13" style:family="text">
      <style:text-properties officeooo:rsid="0013e75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&amp; GITHUB</text:p>
      <text:p text:style-name="P1"/>
      <text:p text:style-name="P1">Comandos</text:p>
      <text:p text:style-name="P1"/>
      <text:p text:style-name="P10"><text:span text:style-name="Source_20_Text"><text:span text:style-name="T6">git clo</text:span></text:span><draw:frame draw:style-name="fr1" draw:name="Imagen1" text:anchor-type="char" svg:x="1.693cm" svg:y="0.508cm" svg:width="1.864cm" svg:height="0.746cm" draw:z-index="0"><draw:image xlink:href="Pictures/1000000100000055000000225FE0327BC2DBD4D8.png" xlink:type="simple" xlink:show="embed" xlink:actuate="onLoad" draw:mime-type="image/png"/></draw:frame><text:span text:style-name="Source_20_Text"><text:span text:style-name="T6">ne </text:span></text:span><text:a xlink:type="simple" xlink:href="mailto:git@github.com" text:style-name="Internet_20_link" text:visited-style-name="Visited_20_Internet_20_Link"><text:span text:style-name="Source_20_Text"><text:span text:style-name="T6">git@github.com</text:span></text:span></text:a><text:span text:style-name="Source_20_Text"><text:span text:style-name="T6">:USER-NAME/REPOSITORY-NAME.git:</text:span></text:span><text:span text:style-name="Source_20_Text"><text:span text:style-name="T11">en la opci</text:span></text:span><text:span text:style-name="Source_20_Text"><text:span text:style-name="T12">ó</text:span></text:span><text:span text:style-name="Source_20_Text"><text:span text:style-name="T11">n <text:s text:c="8"/>debe copiarse la <text:s/>alternativa SSH. </text:span></text:span></text:p>
      <text:p text:style-name="P10"><text:span text:style-name="Source_20_Text"><text:span text:style-name="T11">Con este comando clonamos el repositorio de GitHub en mi computadora local, lo que nos permite poder trabajar con el mismo. <text:s text:c="11"/></text:span></text:span></text:p>
      <text:p text:style-name="P1">git status</text:p>
      <text:p text:style-name="P1"/>
      <text:p text:style-name="P2"><text:span text:style-name="T1">git add &lt;archivo&gt; : e</text:span><text:span text:style-name="T2">ste comando agrega su archivo al área de preparación </text:span><text:span text:style-name="T3">(staging area)</text:span><text:span text:style-name="T2"> en Git.</text:span></text:p>
      <text:p text:style-name="P1"/>
      <text:p text:style-name="P3"><text:span text:style-name="T5">E</text:span>l área de preparación <text:span text:style-name="T5">(staging area) sería </text:span>como una "sala de espera" para <text:span text:style-name="T5">t</text:span>us cambios hasta que los confirme<text:span text:style-name="T5">s</text:span>.</text:p>
      <text:p text:style-name="P3"/>
      <text:p text:style-name="P4">git commit -m “<text:span text:style-name="T10">Mensaje describiendo lo que hiciste en este cambio</text:span>”: confirma los cambios realizados.</text:p>
      <text:p text:style-name="P4"/>
      <text:p text:style-name="P4"><text:span text:style-name="T6">El mensaje "S</text:span><text:span text:style-name="Emphasis"><text:span text:style-name="T6">u rama está por delante de 'origen/principal' por 1 confirmación” </text:span></text:span><text:span text:style-name="T6"><text:s/>simplemente significa que ahora tiene instantáneas más nuevas que las que hay en su repositorio remoto. </text:span></text:p>
      <text:p text:style-name="P4"/>
      <text:p text:style-name="P5"><text:span text:style-name="T4">git log: muestra</text:span><text:span text:style-name="T7"> una entrada para </text:span><text:span text:style-name="T8">t</text:span><text:span text:style-name="T7">u </text:span><text:span text:style-name="T8">commit “</text:span><text:span text:style-name="Emphasis"><text:span text:style-name="T7">Agregar hello_world.txt</text:span></text:span><text:span text:style-name="T7"> ". También verá detalles sobre el autor que realizó la </text:span><text:span text:style-name="T8">commit</text:span><text:span text:style-name="T7"> y la fecha y hora en que se realizó. </text:span><text:span text:style-name="T9">Muestra el historial de commits anteriores.</text:span></text:p>
      <text:p text:style-name="P6"/>
      <text:p text:style-name="P7">git push: carga el trabajo al repositorio de GitHub.</text:p>
      <text:p text:style-name="P7"/>
      <text:p text:style-name="P9">Buenas prácticas con Git</text:p>
      <text:p text:style-name="P9"/>
      <text:p text:style-name="P11">Dos mejores prácticas útiles a considerar son <text:span text:style-name="Strong_20_Emphasis">las confirmaciones atómicas (atomic commits)</text:span> y aprovechar esas confirmaciones atómicas para hacer que sus mensajes de confirmación sean más útiles para los futuros colaboradores.</text:p>
      <text:p text:style-name="P12">Una confirmación atómica es una <text:span text:style-name="T13">commit</text:span> que incluye cambios relacionados con una sola característica o tarea de <text:span text:style-name="T13">t</text:span>u programa. Hay dos razones principales para hacer esto: primero, si algo que cambia<text:span text:style-name="T13">ste</text:span> causa algunos <text:soft-page-break/>problemas, es fácil revertir el cambio específico sin perder otros cambios; y segundo, le permite escribir mejores mensajes de <text:span text:style-name="T13">commit</text:span>.</text:p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Bengali" svg:font-family="'Lohit Bengali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22:22:25.983729343</meta:creation-date>
    <dc:date>2022-06-12T08:16:13.818996552</dc:date>
    <meta:editing-duration>PT37M38S</meta:editing-duration>
    <meta:editing-cycles>2</meta:editing-cycles>
    <meta:generator>LibreOffice/7.3.3.2$Linux_X86_64 LibreOffice_project/30$Build-2</meta:generator>
    <meta:document-statistic meta:table-count="0" meta:image-count="1" meta:object-count="0" meta:page-count="2" meta:paragraph-count="14" meta:word-count="249" meta:character-count="1626" meta:non-whitespace-character-count="1367"/>
  </office:meta>
</office:document-meta>
</file>